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cm"/>
    </style:style>
    <style:style style:name="co2" style:family="table-column">
      <style:table-column-properties fo:break-before="auto" style:column-width="12.732cm"/>
    </style:style>
    <style:style style:name="co3" style:family="table-column">
      <style:table-column-properties fo:break-before="auto" style:column-width="13.37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848cm" fo:break-before="auto" style:use-optimal-row-height="true"/>
    </style:style>
    <style:style style:name="ro2" style:family="table-row">
      <style:table-row-properties style:row-height="1.256cm" fo:break-before="auto" style:use-optimal-row-height="true"/>
    </style:style>
    <style:style style:name="ro3" style:family="table-row">
      <style:table-row-properties style:row-height="1.663cm" fo:break-before="auto" style:use-optimal-row-height="true"/>
    </style:style>
    <style:style style:name="ro4" style:family="table-row">
      <style:table-row-properties style:row-height="2.071cm" fo:break-before="auto" style:use-optimal-row-height="true"/>
    </style:style>
    <style:style style:name="ro5" style:family="table-row">
      <style:table-row-properties style:row-height="1.381cm" fo:break-before="auto" style:use-optimal-row-height="true"/>
    </style:style>
    <style:style style:name="ro6" style:family="table-row">
      <style:table-row-properties style:row-height="1.824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1.05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4" style:family="table-cell" style:parent-style-name="Default">
      <style:table-cell-properties fo:border="0.06pt solid #000000"/>
      <style:text-properties fo:font-size="10pt" fo:language="fr" fo:country="CA" style:font-name-asian="Arial" style:font-size-asian="10pt" style:language-asian="fr" style:country-asian="CA" style:font-name-complex="Arial" style:font-size-complex="10pt" style:language-complex="ar" style:country-complex="SA"/>
    </style:style>
    <style:style style:name="ce5" style:family="table-cell" style:parent-style-name="Default">
      <style:table-cell-properties fo:border="0.06pt solid #000000"/>
      <style:text-properties style:use-window-font-color="true" style:text-outline="false" style:text-line-through-style="none" style:font-name="Arial" fo:font-size="11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1pt" style:language-asian="fr" style:country-asian="CA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6pt solid #000000"/>
      <style:text-properties fo:font-size="11pt" fo:language="fr" fo:country="CA" style:font-name-asian="Arial" style:font-size-asian="11pt" style:language-asian="fr" style:country-asian="CA" style:font-name-complex="Arial" style:font-size-complex="11pt" style:language-complex="ar" style:country-complex="SA"/>
    </style:style>
    <style:style style:name="ce7" style:family="table-cell" style:parent-style-name="Default">
      <style:table-cell-properties style:text-align-source="fix" style:repeat-content="false" fo:wrap-option="wrap" fo:border="1.05pt solid #000000" style:shrink-to-fit="false"/>
      <style:paragraph-properties fo:text-align="start" fo:margin-left="0cm" style:writing-mode="lr-tb"/>
    </style:style>
    <style:style style:name="ce8" style:family="table-cell" style:parent-style-name="Default">
      <style:table-cell-properties style:text-align-source="fix" style:repeat-content="false" fo:wrap-option="wrap" fo:border="0.06pt solid #000000" style:shrink-to-fit="false"/>
      <style:paragraph-properties fo:text-align="start" fo:margin-left="0cm" style:writing-mode="lr-tb"/>
    </style:style>
    <style:style style:name="ce9" style:family="table-cell" style:parent-style-name="Default">
      <style:table-cell-properties style:text-align-source="fix" style:repeat-content="false" fo:wrap-option="wrap" fo:border="0.06pt solid #000000" style:shrink-to-fit="false"/>
      <style:paragraph-properties fo:text-align="start" fo:margin-left="0cm" style:writing-mode="lr-tb"/>
      <style:text-properties fo:color="#000000" style:text-outline="false" style:text-line-through-style="none" style:font-name="Arial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fr" style:country-asian="CA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 fo:border="0.06pt solid #000000" style:shrink-to-fit="false"/>
      <style:paragraph-properties fo:text-align="start" fo:margin-left="0cm" style:writing-mode="lr-tb"/>
      <style:text-properties fo:color="#000000" fo:font-size="10pt" fo:language="fr" fo:country="CA" style:font-name-asian="Arial" style:font-size-asian="10pt" style:language-asian="fr" style:country-asian="CA" style:font-name-complex="Arial" style:font-size-complex="10pt" style:language-complex="ar" style:country-complex="SA"/>
    </style:style>
    <style:style style:name="ce11" style:family="table-cell" style:parent-style-name="Default">
      <style:table-cell-properties style:text-align-source="fix" style:repeat-content="false" fo:wrap-option="wrap" fo:border="0.06pt solid #000000" style:shrink-to-fit="false"/>
      <style:paragraph-properties fo:text-align="start" fo:margin-left="0cm" style:writing-mode="lr-tb"/>
      <style:text-properties fo:color="#000000" fo:font-size="11pt" fo:language="fr" fo:country="CA" style:font-name-asian="Arial" style:font-size-asian="11pt" style:language-asian="fr" style:country-asian="CA" style:font-name-complex="Arial" style:font-size-complex="11pt" style:language-complex="ar" style:country-complex="SA"/>
    </style:style>
    <style:style style:name="ce12" style:family="table-cell" style:parent-style-name="Default">
      <style:table-cell-properties style:text-align-source="fix" style:repeat-content="false" fo:wrap-option="wrap" fo:border="0.06pt solid #000000" style:shrink-to-fit="false"/>
      <style:paragraph-properties fo:text-align="start" fo:margin-left="0cm" style:writing-mode="lr-tb"/>
      <style:text-properties fo:color="#000000" style:text-outline="false" style:text-line-through-style="none" style:font-name="Arial" fo:font-size="11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1pt" style:language-asian="fr" style:country-asian="CA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 fo:border="0.06pt solid #000000" style:shrink-to-fit="false"/>
      <style:paragraph-properties fo:text-align="start" fo:margin-left="0cm" style:writing-mode="lr-tb"/>
      <style:text-properties fo:color="#000000" fo:language="fr" fo:country="CA" style:font-name-asian="Arial" style:font-name-complex="Arial" style:language-complex="ar" style:country-complex="SA"/>
    </style:style>
    <style:style style:name="ce14" style:family="table-cell" style:parent-style-name="Default">
      <style:table-cell-properties style:text-align-source="fix" style:repeat-content="false" fo:wrap-option="wrap" style:shrink-to-fit="false"/>
      <style:paragraph-properties fo:text-align="start" fo:margin-left="0cm" style:writing-mode="lr-tb"/>
    </style:style>
    <style:style style:name="ce15" style:family="table-cell" style:parent-style-name="Default">
      <style:table-cell-properties fo:border="0.06pt solid #000000"/>
      <style:text-properties fo:color="#000000" fo:font-size="10pt" fo:language="fr" fo:country="CA" style:font-name-asian="Arial" style:font-size-asian="10pt" style:language-asian="fr" style:country-asian="CA" style:font-name-complex="Arial" style:font-size-complex="10pt" style:language-complex="ar" style:country-complex="SA"/>
    </style:style>
    <style:style style:name="ce16" style:family="table-cell" style:parent-style-name="Default">
      <style:table-cell-properties fo:border="0.06pt solid #000000"/>
      <style:text-properties fo:font-size="12pt" fo:language="en" fo:country="US" style:font-name-asian="Segoe UI" style:font-size-asian="6.80000019073486pt" style:language-asian="en" style:country-asian="US" style:font-name-complex="Tahoma" style:font-size-complex="6.80000019073486pt" style:language-complex="en" style:country-complex="US"/>
    </style:style>
    <style:style style:name="ce17" style:family="table-cell" style:parent-style-name="Default">
      <style:table-cell-properties fo:border="0.06pt solid #000000"/>
      <style:text-properties fo:color="#000000" fo:font-size="11pt" fo:language="fr" fo:country="CA" style:font-name-asian="Arial" style:font-size-asian="11pt" style:language-asian="fr" style:country-asian="CA" style:font-name-complex="Arial" style:font-size-complex="11pt" style:language-complex="ar" style:country-complex="SA"/>
    </style:style>
    <style:style style:name="ce18" style:family="table-cell" style:parent-style-name="Default">
      <style:table-cell-properties fo:border="0.06pt solid #000000"/>
      <style:text-properties fo:color="#000000" style:text-outline="false" style:text-line-through-style="none" style:font-name="Arial" fo:font-size="11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1pt" style:language-asian="fr" style:country-asian="CA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fo:font-size="10pt" style:font-size-asian="10pt" style:font-size-complex="10pt"/>
    </style:style>
    <style:style style:name="T1" style:family="text">
      <style:text-properties fo:language="fr" fo:country="CA" style:font-name-asian="Arial" style:font-size-asian="11pt" style:language-asian="fr" style:country-asian="CA" style:font-size-complex="11pt" style:language-complex="ar" style:country-complex="SA"/>
    </style:style>
    <style:style style:name="T2" style:family="text">
      <style:text-properties fo:font-size="11pt" fo:language="fr" fo:country="CA" style:font-name-asian="Arial" style:font-size-asian="11pt" style:language-asian="fr" style:country-asian="CA" style:font-size-complex="11pt" style:language-complex="ar" style:country-complex="SA"/>
    </style:style>
    <style:style style:name="T3" style:family="text">
      <style:text-properties fo:font-size="11pt" fo:language="fr" fo:country="CA" style:font-name-asian="Arial" style:font-size-asian="11pt" style:language-asian="fr" style:country-asian="CA" style:font-name-complex="Arial" style:font-size-complex="11pt" style:language-complex="ar" style:country-complex="SA"/>
    </style:style>
    <style:style style:name="T4" style:family="text">
      <style:text-properties fo:language="fr" fo:country="CA" style:font-name-asian="Arial" style:font-size-asian="11pt" style:language-asian="fr" style:country-asian="CA" style:font-name-complex="Arial" style:font-size-complex="11pt" style:language-complex="ar" style:country-complex="SA"/>
    </style:style>
    <style:style style:name="T5" style:family="text">
      <style:text-properties fo:color="#000000" fo:font-size="11pt" fo:language="fr" fo:country="CA" style:font-name-asian="Arial" style:font-size-asian="11pt" style:language-asian="fr" style:country-asian="CA" style:font-size-complex="11pt" style:language-complex="ar" style:country-complex="SA"/>
    </style:style>
    <style:style style:name="T6" style:family="text">
      <style:text-properties style:font-name="Arial" fo:language="fr" fo:country="CA" style:font-name-asian="Arial" style:font-size-asian="11pt" style:language-asian="fr" style:country-asian="CA" style:font-size-complex="11pt" style:language-complex="ar" style:country-complex="SA"/>
    </style:style>
    <style:style style:name="T7" style:family="text">
      <style:text-properties style:font-name="Arial" fo:font-size="11pt" fo:language="fr" fo:country="CA" style:font-name-asian="Arial" style:font-size-asian="11pt" style:language-asian="fr" style:country-asian="CA" style:font-name-complex="Arial" style:font-size-complex="11pt" style:language-complex="ar" style:country-complex="SA"/>
    </style:style>
    <style:style style:name="T8" style:family="text">
      <style:text-properties style:font-name="Arial" fo:font-size="10pt" fo:language="fr" fo:country="CA" style:font-name-asian="Arial" style:font-size-asian="10pt" style:language-asian="en" style:country-asian="CA" style:font-name-complex="Arial" style:font-size-complex="10pt" style:language-complex="ar" style:country-complex="SA"/>
    </style:style>
    <style:style style:name="T9" style:family="text">
      <style:text-properties style:font-name="Arial" fo:language="fr" fo:country="CA" style:font-name-asian="Arial" style:font-size-asian="11pt" style:language-asian="fr" style:country-asian="CA" style:font-name-complex="Arial" style:font-size-complex="11pt" style:language-complex="ar" style:country-complex="SA"/>
    </style:style>
    <style:style style:name="T10" style:family="text">
      <style:text-properties fo:color="#000000" fo:language="fr" fo:country="CA" style:font-name-asian="Arial" style:font-size-asian="11pt" style:language-asian="fr" style:country-asian="CA" style:font-size-complex="11pt" style:language-complex="ar" style:country-complex="SA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ce14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Résolution</text:p>
            <text:p><text:s/>+ date</text:p>
          </table:table-cell>
          <table:table-cell table:style-name="ce7" office:value-type="string" calcext:value-type="string">
            <text:p/>
            <text:p>Nature</text:p>
          </table:table-cell>
          <table:table-cell table:style-name="ce1" office:value-type="string" calcext:value-type="string">
            <text:p/>
            <text:p>Adress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O01 00325</text:p>
            <text:p>20 février 2001</text:p>
            <text:p>S000489030 </text:p>
          </table:table-cell>
          <table:table-cell table:style-name="ce8" office:value-type="string" calcext:value-type="string">
            <text:p>Dérogation autorisant l’installation d’une clôture de 3,05 mètres de hauteur délimitant le centre de jardinage</text:p>
          </table:table-cell>
          <table:table-cell table:style-name="ce2" office:value-type="string" calcext:value-type="string">
            <text:p>7250, boulevard de Sainte-Anne-de-Bellevue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02 170161</text:p>
            <text:p>5 août 2002</text:p>
          </table:table-cell>
          <table:table-cell table:style-name="ce8" office:value-type="string" calcext:value-type="string">
            <text:p>Hauteur maximale prescrite pour la construction d’un immeuble</text:p>
          </table:table-cell>
          <table:table-cell table:style-name="ce2" office:value-type="string" calcext:value-type="string">
            <text:p>5155, avenue Decelle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02 170204</text:p>
            <text:p>3 septembre 2002</text:p>
          </table:table-cell>
          <table:table-cell table:style-name="ce8" office:value-type="string" calcext:value-type="string">
            <text:p>Implantation d’un îlot de service et d’un conteneur à déchets</text:p>
          </table:table-cell>
          <table:table-cell table:style-name="ce2" office:value-type="string" calcext:value-type="string">
            <text:p>7250, rue Saint-Jacque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A02 170235</text:p>
            <text:p>7 octobre 2002</text:p>
          </table:table-cell>
          <table:table-cell table:style-name="ce8" office:value-type="string" calcext:value-type="string">
            <text:p>Mode d’implantation exigeant un mode en continuité</text:p>
          </table:table-cell>
          <table:table-cell table:style-name="ce2" office:value-type="string" calcext:value-type="string">
            <text:p>McKenna (entre Fendall </text:p>
            <text:p>et Jean-Brillant) </text:p>
            <text:p>Lot 2 176 <text:s/>57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02 170236</text:p>
            <text:p>7 octobre 2002</text:p>
          </table:table-cell>
          <table:table-cell table:style-name="ce8" office:value-type="string" calcext:value-type="string">
            <text:p>Marge latérale sud</text:p>
          </table:table-cell>
          <table:table-cell table:style-name="ce2" office:value-type="string" calcext:value-type="string">
            <text:p>4420, avenue </text:p>
            <text:p>de Kensingt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02 170295</text:p>
            <text:p>2 décembre 2002</text:p>
          </table:table-cell>
          <table:table-cell table:style-name="ce8" office:value-type="string" calcext:value-type="string">
            <text:p>Hauteur maximale prescrite pour la construction d’un immeuble</text:p>
          </table:table-cell>
          <table:table-cell table:style-name="ce2" office:value-type="string" calcext:value-type="string">
            <text:p>Pavillon Marcelle Coutu</text:p>
            <text:p>Université de Montréal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03 170013</text:p>
            <text:p>13 janvier 2003</text:p>
          </table:table-cell>
          <table:table-cell table:style-name="ce8" office:value-type="string" calcext:value-type="string">
            <text:p>Alignement de construction pour la construction projetée d’un immeuble commercial</text:p>
          </table:table-cell>
          <table:table-cell table:style-name="ce2" office:value-type="string" calcext:value-type="string">
            <text:p>Lot 152-758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A03 170340</text:p>
            <text:p>7 octobre 2003</text:p>
          </table:table-cell>
          <table:table-cell table:style-name="ce8" office:value-type="string" calcext:value-type="string">
            <text:p>Marge latérale pour un bâtiment à être démoli et reconstruit</text:p>
            <text:p>Approbation de construction d’une mezzanine dépassant de 2 mètres la hauteur maximale</text:p>
          </table:table-cell>
          <table:table-cell table:style-name="ce2" office:value-type="string" calcext:value-type="string">
            <text:p>5589 à 5597, chemin </text:p>
            <text:p>de la Côte-Saint-Lu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04 170080</text:p>
            <text:p>1er mars 2004</text:p>
          </table:table-cell>
          <table:table-cell table:style-name="ce8" office:value-type="string" calcext:value-type="string">
            <text:p>Mode d’implantation afin de permettre la construction d’un immeuble jumelé sans marge latérale droite</text:p>
          </table:table-cell>
          <table:table-cell table:style-name="ce2" office:value-type="string" calcext:value-type="string">
            <text:p>Chemin Westover</text:p>
            <text:p>(lots 141-970 et 141-971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04 170123</text:p>
            <text:p>15 avril 2004</text:p>
          </table:table-cell>
          <table:table-cell table:style-name="ce8" office:value-type="string" calcext:value-type="string">
            <text:p>Hauteur maximale</text:p>
            <text:p>Ajout d’un appentis mécanique sur le toit</text:p>
          </table:table-cell>
          <table:table-cell table:style-name="ce2" office:value-type="string" calcext:value-type="string">
            <text:p>Édifice Drummond,</text:p>
            <text:p>Campus Loyola de l’Université Concordi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04 170217</text:p>
            <text:p>7 juin 2004</text:p>
          </table:table-cell>
          <table:table-cell table:style-name="ce8" office:value-type="string" calcext:value-type="string">
            <text:p>Hauteur maximale afin de permettre la construction d’un puit mécanique au bloc 6</text:p>
          </table:table-cell>
          <table:table-cell table:style-name="ce2" office:value-type="string" calcext:value-type="string">
            <text:p>3175, chemin de la Côte-Sainte-Catherine</text:p>
            <text:p>Hôpital Ste-Justin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04 170218</text:p>
            <text:p>7 juin 2004</text:p>
          </table:table-cell>
          <table:table-cell table:style-name="ce8" office:value-type="string" calcext:value-type="string">
            <text:p>Alignement de construction afin de permettre la construction d’un immeuble</text:p>
          </table:table-cell>
          <table:table-cell table:style-name="ce2" office:value-type="string" calcext:value-type="string">
            <text:p>6733, avenue Fiel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04 170239</text:p>
            <text:p>7 juin 2004</text:p>
          </table:table-cell>
          <table:table-cell table:style-name="ce8" office:value-type="string" calcext:value-type="string">
            <text:p>Afin de permettre que ces lots aient une profondeur respective de 18 mètres et 19 mètres</text:p>
          </table:table-cell>
          <table:table-cell table:style-name="ce2" office:value-type="string" calcext:value-type="string">
            <text:p>Lots 174-584 et 174-58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04 170244</text:p>
            <text:p>17 juin 2004</text:p>
          </table:table-cell>
          <table:table-cell table:style-name="ce8" office:value-type="string" calcext:value-type="string">
            <text:p>Alignement de construction d’un bâtiment du côté de la rue Goyer et allouer un pourcentage maximum d’ouvertures de 50% plutôt que 40%</text:p>
          </table:table-cell>
          <table:table-cell table:style-name="ce2" office:value-type="string" calcext:value-type="string">
            <text:p>6767, chemin </text:p>
            <text:p>de la Côte-des-Neige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05 170349</text:p>
            <text:p>28 sept. 2005</text:p>
          </table:table-cell>
          <table:table-cell table:style-name="ce8" office:value-type="string" calcext:value-type="string">
            <text:p>Aménagement des galeries et d'un escalier faisant saillie dans la marge arrière</text:p>
          </table:table-cell>
          <table:table-cell table:style-name="ce2" office:value-type="string" calcext:value-type="string">
            <text:p>3975, boulevard Cavendish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06 170007</text:p>
            <text:p>16 janvier 2006</text:p>
          </table:table-cell>
          <table:table-cell table:style-name="ce8" office:value-type="string" calcext:value-type="string">
            <text:p>Marge latérale de 0,2 m pour la construction d’un nouveau bâtiment</text:p>
          </table:table-cell>
          <table:table-cell table:style-name="ce2" office:value-type="string" calcext:value-type="string">
            <text:p>Nouveau bâtiment localisé entre le 5151 et 5175, rue Sherbrooke O.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A06 170075</text:p>
            <text:p>6 mars 2006</text:p>
          </table:table-cell>
          <table:table-cell table:style-name="ce8" office:value-type="string" calcext:value-type="string">
            <text:p>Alignement de construction afin de permettre un recul de 3,75 m de la limite de la propriété avant</text:p>
            <text:p>Exigence de respecter le paralléisme en vue de permettre un agrandissement du bâtiment</text:p>
          </table:table-cell>
          <table:table-cell table:style-name="ce2" office:value-type="string" calcext:value-type="string">
            <text:p>6435, rue Saint-Jacque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A06 170076</text:p>
            <text:p>6 mars 2006</text:p>
          </table:table-cell>
          <table:table-cell table:style-name="ce8" office:value-type="string" calcext:value-type="string">
            <text:p>Construction projetée d’un bâtiment de 6 étages avec mezzanine</text:p>
            <text:p>Alignement de construction</text:p>
            <text:p>marge de recul latérale</text:p>
          </table:table-cell>
          <table:table-cell table:style-name="ce2" office:value-type="string" calcext:value-type="string">
            <text:p>5650, chemin de la Côte-des-Neige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06 170077</text:p>
            <text:p>6 mars 2006</text:p>
          </table:table-cell>
          <table:table-cell table:style-name="ce8" office:value-type="string" calcext:value-type="string">
            <text:p>Aménagement d'un escalier faisant saillie dans la marge arrière</text:p>
          </table:table-cell>
          <table:table-cell table:style-name="ce2" office:value-type="string" calcext:value-type="string">
            <text:p>5700, rue Sherbrooke Oues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06 170101</text:p>
            <text:p>3 avril 2006</text:p>
          </table:table-cell>
          <table:table-cell table:style-name="ce8" office:value-type="string" calcext:value-type="string">
            <text:p>Dépassement de la hauteur maximale d'un toit jusqu'à 2,2 mètres afin d'y implanter des lanterneaux sur le toit </text:p>
          </table:table-cell>
          <table:table-cell table:style-name="ce2" office:value-type="string" calcext:value-type="string">
            <text:p>4245, boul. Décarie (école Villa Maria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06 170142 </text:p>
            <text:p>1er mai 2006</text:p>
          </table:table-cell>
          <table:table-cell table:style-name="ce8" office:value-type="string" calcext:value-type="string">
            <text:p>Alignement de construction pour un agrandissement à l'avant du bâtiment existant</text:p>
          </table:table-cell>
          <table:table-cell table:style-name="ce2" office:value-type="string" calcext:value-type="string">
            <text:p>6875, boulevard Décari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06 170272</text:p>
            <text:p>7 août 2006</text:p>
          </table:table-cell>
          <table:table-cell table:style-name="ce8" office:value-type="string" calcext:value-type="string">
            <text:p>Alignement de construction afin de permettre l’aménagement d’un café-terrasse dans la cour avant</text:p>
          </table:table-cell>
          <table:table-cell table:style-name="ce2" office:value-type="string" calcext:value-type="string">
            <text:p>6025, chemin de la Côte-des-Neige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06 170302 </text:p>
            <text:p>5 septembre 06</text:p>
          </table:table-cell>
          <table:table-cell table:style-name="ce8" office:value-type="string" calcext:value-type="string">
            <text:p>Aménagement d’une marquise faisant saillie de 5,68 m</text:p>
          </table:table-cell>
          <table:table-cell table:style-name="ce2" office:value-type="string" calcext:value-type="string">
            <text:p>6417-6445, boulevard Décari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07 170039</text:p>
            <text:p>5 février 2007</text:p>
          </table:table-cell>
          <table:table-cell table:style-name="ce8" office:value-type="string" calcext:value-type="string">
            <text:p>Alignement de construction pour la construction de l’agrandissement au niveau du sous-sol d’une synagogue</text:p>
          </table:table-cell>
          <table:table-cell table:style-name="ce2" office:value-type="string" calcext:value-type="string">
            <text:p>1902, avenue Van Horn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07 170040</text:p>
            <text:p>5 février 2007</text:p>
          </table:table-cell>
          <table:table-cell table:style-name="ce8" office:value-type="string" calcext:value-type="string">
            <text:p>Agrandissement en cour avant avec un alignement de construction</text:p>
          </table:table-cell>
          <table:table-cell table:style-name="ce2" office:value-type="string" calcext:value-type="string">
            <text:p>4720, avenue Méridia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07 170092</text:p>
            <text:p>11 avril 2007</text:p>
          </table:table-cell>
          <table:table-cell table:style-name="ce8" office:value-type="string" calcext:value-type="string">
            <text:p>Remplacement du parement extérieur par un panneau de béton léger et un mur rideau en verre en façade</text:p>
          </table:table-cell>
          <table:table-cell table:style-name="ce2" office:value-type="string" calcext:value-type="string">
            <text:p>4545, chemin Queen-Mary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07 170133</text:p>
            <text:p>7 mai 2007</text:p>
          </table:table-cell>
          <table:table-cell table:style-name="ce8" office:value-type="string" calcext:value-type="string">
            <text:p>Aménagement paysager d’un café-terrasse rattaché à un restaurant</text:p>
          </table:table-cell>
          <table:table-cell table:style-name="ce2" office:value-type="string" calcext:value-type="string">
            <text:p>6417-6445, boulevard Décari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07 170168</text:p>
            <text:p>4 juin 2007</text:p>
          </table:table-cell>
          <table:table-cell table:style-name="ce8" office:value-type="string" calcext:value-type="string">
            <text:p>Construction d’un immeuble de 4 étages</text:p>
          </table:table-cell>
          <table:table-cell table:style-name="ce2" office:value-type="string" calcext:value-type="string">
            <text:p>Décarie et La Barr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07 170203</text:p>
            <text:p>20 juin 2007</text:p>
          </table:table-cell>
          <table:table-cell table:style-name="ce8" office:value-type="string" calcext:value-type="string">
            <text:p>Marge latérale minimale requise entre un bâtiment et une limite latérale de terrain</text:p>
          </table:table-cell>
          <table:table-cell table:style-name="ce2" office:value-type="string" calcext:value-type="string">
            <text:p>4048 à 4060, rue Jean-Talon Oues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07 170204</text:p>
            <text:p>20 juin 2007</text:p>
          </table:table-cell>
          <table:table-cell table:style-name="ce8" office:value-type="string" calcext:value-type="string">
            <text:p>Superficie minimale de la façade située à l’alignement de construction</text:p>
          </table:table-cell>
          <table:table-cell table:style-name="ce2" office:value-type="string" calcext:value-type="string">
            <text:p>5027, avenue Glencair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07 170243</text:p>
            <text:p>6 août 2007</text:p>
          </table:table-cell>
          <table:table-cell table:style-name="ce8" office:value-type="string" calcext:value-type="string">
            <text:p>Construction d’un immeuble de 4 étages</text:p>
          </table:table-cell>
          <table:table-cell table:style-name="ce2" office:value-type="string" calcext:value-type="string">
            <text:p>de la Savanne et Décari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07 170329</text:p>
            <text:p>1er octobre 2007</text:p>
          </table:table-cell>
          <table:table-cell table:style-name="ce8" office:value-type="string" calcext:value-type="string">
            <text:p>Appareil de climatisation</text:p>
          </table:table-cell>
          <table:table-cell table:style-name="ce2" office:value-type="string" calcext:value-type="string">
            <text:p>5105, chemin de la Côte-Sainte-Antoin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08 170020</text:p>
            <text:p>14 janvier 2008</text:p>
          </table:table-cell>
          <table:table-cell table:style-name="ce8" office:value-type="string" calcext:value-type="string">
            <text:p>Alignement de construction exigé pour un bâtiment isolé</text:p>
          </table:table-cell>
          <table:table-cell table:style-name="ce2" office:value-type="string" calcext:value-type="string">
            <text:p>4720, chemin Circl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08 170077</text:p>
            <text:p>3 mars 2008</text:p>
          </table:table-cell>
          <table:table-cell table:style-name="ce8" office:value-type="string" calcext:value-type="string">
            <text:p>Saillie maximale autorisée pour la construction d’une marquise</text:p>
          </table:table-cell>
          <table:table-cell table:style-name="ce2" office:value-type="string" calcext:value-type="string">
            <text:p>4235, avenue Prince-of-Wale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08 170078</text:p>
            <text:p>3 mars 2008</text:p>
          </table:table-cell>
          <table:table-cell table:style-name="ce8" office:value-type="string" calcext:value-type="string">
            <text:p>Permettre l’aménagement d’une mezzanine sur le toit du bâtiment</text:p>
          </table:table-cell>
          <table:table-cell table:style-name="ce2" office:value-type="string" calcext:value-type="string">
            <text:p>4439 – 4441, avenue Beaconsfiel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08 170162</text:p>
            <text:p>5 mai 2008</text:p>
          </table:table-cell>
          <table:table-cell table:style-name="ce8" office:value-type="string" calcext:value-type="string">
            <text:p>Marge latérale du côté nord-est d’un bâtiment existant afin de permettre une marge latérale de 1,14 m</text:p>
          </table:table-cell>
          <table:table-cell table:style-name="ce2" office:value-type="string" calcext:value-type="string">
            <text:p>4030 – 4032, avenue Lacomb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A08 170163</text:p>
            <text:p>5 mai 2008</text:p>
          </table:table-cell>
          <table:table-cell table:style-name="ce8" office:value-type="string" calcext:value-type="string">
            <text:p>Hauteur maximale en mètres et en étages d’un bâtiment afin de permettre l’aménagement d’un volume ne dépassant pas la hauteur des blocs 7 et 9 adjacents</text:p>
          </table:table-cell>
          <table:table-cell table:style-name="ce2" office:value-type="string" calcext:value-type="string">
            <text:p>3175, chemin de la Côte-Sainte-Catheri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A08 170242</text:p>
            <text:p>18 juin 2008</text:p>
          </table:table-cell>
          <table:table-cell table:style-name="ce8" office:value-type="string" calcext:value-type="string">
            <text:p>Autoriser une variation en hauteur d'au plus 0,5 mètre, afin de permettre l'ajout d'un puit mécanique en marge latérale du bloc 4 et d'une salle mécanique sur le toit du bloc 4</text:p>
          </table:table-cell>
          <table:table-cell table:style-name="ce2" office:value-type="string" calcext:value-type="string">
            <text:p>3175, chemin de la Côte-Sainte-Catheri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A08 170305</text:p>
            <text:p>2 sept. 2008</text:p>
          </table:table-cell>
          <table:table-cell table:style-name="ce8" office:value-type="string" calcext:value-type="string">
            <text:p>Permettre une clôture entourant en partie la propriété d'une hauteur maximale de 2 m, à l'intersection de deux voies publiques, sur une distance de 7 m, le long de chacune de ces voies publiques</text:p>
          </table:table-cell>
          <table:table-cell table:style-name="ce2" office:value-type="string" calcext:value-type="string">
            <text:p>5170, avenue Van Horn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08 170377</text:p>
            <text:p>3 nov. 2008</text:p>
          </table:table-cell>
          <table:table-cell table:style-name="ce8" office:value-type="string" calcext:value-type="string">
            <text:p>Marge latérale afin de permettre un empiètement de 1,5 m</text:p>
          </table:table-cell>
          <table:table-cell table:style-name="ce2" office:value-type="string" calcext:value-type="string">
            <text:p>7352, chemin Canor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09 170256</text:p>
            <text:p>22 juin 2009</text:p>
          </table:table-cell>
          <table:table-cell table:style-name="ce8" office:value-type="string" calcext:value-type="string">
            <text:p>Agrandissement d’une hauteur maximale de 15 mètres et de 3 étages du pavillon I de l’Hôpital Général Juif, sur le terrain ouest du complexe hospitalier</text:p>
          </table:table-cell>
          <table:table-cell table:style-name="ce2" office:value-type="string" calcext:value-type="string">
            <text:p>4333, chemin de la Côte-Sainte-Catherin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09 170293</text:p>
            <text:p>3 août 2009</text:p>
          </table:table-cell>
          <table:table-cell table:style-name="ce8" office:value-type="string" calcext:value-type="string">
            <text:p>Agrandissement du poste de police de quartier</text:p>
          </table:table-cell>
          <table:table-cell table:style-name="ce2" office:value-type="string" calcext:value-type="string">
            <text:p>6255, avenue Somerle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10 170019</text:p>
            <text:p>11 janvier 2010</text:p>
          </table:table-cell>
          <table:table-cell table:style-name="ce8" office:value-type="string" calcext:value-type="string">
            <text:p>Construction, à l’étage, d’une galerie et d’un escalier extérieur dans la marge latérale</text:p>
          </table:table-cell>
          <table:table-cell table:style-name="ce2" office:value-type="string" calcext:value-type="string">
            <text:p>5524 – 5526, avenue Notre-Dame-de-Grâc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10 170020</text:p>
            <text:p>11 janvier 2010</text:p>
          </table:table-cell>
          <table:table-cell table:style-name="ce8" office:value-type="string" calcext:value-type="string">
            <text:p>Permettre un nombre minimal de 116 unités de stationnement</text:p>
          </table:table-cell>
          <table:table-cell table:style-name="ce2" office:value-type="string" calcext:value-type="string">
            <text:p>4000 à 4160, avenue Benny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10 170021</text:p>
            <text:p>11 janvier 2010</text:p>
          </table:table-cell>
          <table:table-cell table:style-name="ce8" office:value-type="string" calcext:value-type="string">
            <text:p>Construction d’un futur bâtiment afin de permettre une implantation en mode contigu</text:p>
          </table:table-cell>
          <table:table-cell table:style-name="ce2" office:value-type="string" calcext:value-type="string">
            <text:p>4515 – 4517, avenue Coolbrook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10 170037</text:p>
            <text:p>3 février 2010</text:p>
          </table:table-cell>
          <table:table-cell table:style-name="ce8" office:value-type="string" calcext:value-type="string">
            <text:p>Agrandir latéralement la propriété</text:p>
          </table:table-cell>
          <table:table-cell table:style-name="ce2" office:value-type="string" calcext:value-type="string">
            <text:p>390, Croissant Genev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10 170224</text:p>
            <text:p>16 août 2010</text:p>
          </table:table-cell>
          <table:table-cell table:style-name="ce8" office:value-type="string" calcext:value-type="string">
            <text:p>Rehausser de 1,8 m le dernier étage du bâtiment</text:p>
          </table:table-cell>
          <table:table-cell table:style-name="ce2" office:value-type="string" calcext:value-type="string">
            <text:p>3175, chemin de la Côte-Sainte-Catherin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10 170420</text:p>
            <text:p>6 décembre 2010</text:p>
          </table:table-cell>
          <table:table-cell table:style-name="ce8" office:value-type="string" calcext:value-type="string">
            <text:p>Permettre l'occupation d'un toit du pavillon J.-Armand Bombardier par des équipements mécaniques</text:p>
          </table:table-cell>
          <table:table-cell table:style-name="ce2" office:value-type="string" calcext:value-type="string">
            <text:p>5155, avenue Decelle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11 170042</text:p>
            <text:p>7 février 2011</text:p>
          </table:table-cell>
          <table:table-cell table:style-name="ce8" office:value-type="string" calcext:value-type="string">
            <text:p>Permettre une nouvelle construction</text:p>
          </table:table-cell>
          <table:table-cell table:style-name="ce2" office:value-type="string" calcext:value-type="string">
            <text:p>6735, avenue de Monklan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11 170150</text:p>
            <text:p>3 mai 2011</text:p>
          </table:table-cell>
          <table:table-cell table:style-name="ce8" office:value-type="string" calcext:value-type="string">
            <text:p>Permettre une nouvelle construction</text:p>
          </table:table-cell>
          <table:table-cell table:style-name="ce2" office:value-type="string" calcext:value-type="string">
            <text:p>5350 à 5380, rue Sherbrooke Ouest et 2260, avenue Prud’homm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11 170151</text:p>
            <text:p>3 mai 2011</text:p>
          </table:table-cell>
          <table:table-cell table:style-name="ce8" office:value-type="string" calcext:value-type="string">
            <text:p>Compléter l’aménagement paysager</text:p>
          </table:table-cell>
          <table:table-cell table:style-name="ce2" office:value-type="string" calcext:value-type="string">
            <text:p>3175, chemin de la </text:p>
            <text:p>Côte-Sainte-Catherin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11 170152</text:p>
            <text:p>(3 mai 2011)</text:p>
          </table:table-cell>
          <table:table-cell table:style-name="ce8" office:value-type="string" calcext:value-type="string">
            <text:p>Permettre l’agrandissement du bâtiment</text:p>
          </table:table-cell>
          <table:table-cell table:style-name="ce2" office:value-type="string" calcext:value-type="string">
            <text:p>4565, avenue Montclai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11 170301</text:p>
            <text:p>6 septembre 2011</text:p>
          </table:table-cell>
          <table:table-cell table:style-name="ce8" office:value-type="string" calcext:value-type="string">
            <text:p>Distance que doit préserver une galerie dans la cour arrière</text:p>
          </table:table-cell>
          <table:table-cell table:style-name="ce2" office:value-type="string" calcext:value-type="string">
            <text:p>3788, avenue Girouar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11 170462</text:p>
            <text:p>5 décembre 2011</text:p>
          </table:table-cell>
          <table:table-cell table:style-name="ce8" office:value-type="string" calcext:value-type="string">
            <text:p>Permettre l'installation d'une clôture de 1,2 m en cour avant du bâtiment</text:p>
          </table:table-cell>
          <table:table-cell table:style-name="ce2" office:value-type="string" calcext:value-type="string">
            <text:p>6995, avenue Victori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12 170040</text:p>
            <text:p>6 février 2012</text:p>
          </table:table-cell>
          <table:table-cell table:style-name="ce8" office:value-type="string" calcext:value-type="string">
            <text:p>Permettre un dépassement total de 2,425 m pour la construction d’une mezzanine</text:p>
          </table:table-cell>
          <table:table-cell table:style-name="ce2" office:value-type="string" calcext:value-type="string">
            <text:p>3300, boul. Cavendish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12 170041</text:p>
            <text:p>6 février 2012</text:p>
          </table:table-cell>
          <table:table-cell table:style-name="ce8" office:value-type="string" calcext:value-type="string">
            <text:p>Permettre l'installation de fenêtres et portes coulissantes</text:p>
          </table:table-cell>
          <table:table-cell table:style-name="ce2" office:value-type="string" calcext:value-type="string">
            <text:p>5350, rue Sherbrooke Ouest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12 170112</text:p>
            <text:p>2 avril 2012</text:p>
          </table:table-cell>
          <table:table-cell table:style-name="ce8" office:value-type="string" calcext:value-type="string">
            <text:p>Permettre l'installation d'une clôture de 1,2 m en cour avant du bâtiment</text:p>
          </table:table-cell>
          <table:table-cell table:style-name="ce2" office:value-type="string" calcext:value-type="string">
            <text:p>2930, rue Fendall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12 170159</text:p>
            <text:p>7 mai 2012</text:p>
          </table:table-cell>
          <table:table-cell table:style-name="ce8" office:value-type="string" calcext:value-type="string">
            <text:p>Permettre l’implantation en mode isolé d’un bâtiment résidentiel</text:p>
          </table:table-cell>
          <table:table-cell table:style-name="ce2" office:value-type="string" calcext:value-type="string">
            <text:p>4111, avenue Old Orchard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A12 170239 </text:p>
            <text:p>26 juin 2012 </text:p>
            <text:p>1121378005 </text:p>
          </table:table-cell>
          <table:table-cell table:style-name="ce8" office:value-type="string" calcext:value-type="string">
            <text:p>Hauteur d’une clôture et largeur des unités de stationnement</text:p>
          </table:table-cell>
          <table:table-cell table:style-name="ce2" office:value-type="string" calcext:value-type="string">
            <text:p>1001, boulevard Décarie (CUSM)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A12 170284 </text:p>
            <text:p>13 août 2012 </text:p>
            <text:p>1120415006</text:p>
          </table:table-cell>
          <table:table-cell table:style-name="ce8" office:value-type="string" calcext:value-type="string">
            <text:p>Permettre un dépassement de la hauteur d’environ 3 m</text:p>
          </table:table-cell>
          <table:table-cell table:style-name="ce2" office:value-type="string" calcext:value-type="string">
            <text:p>5435, avenue Notre-Dame-de-Grâc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A12 170310</text:p>
            <text:p>5 septembre 2012 </text:p>
            <text:p>1121378007</text:p>
          </table:table-cell>
          <table:table-cell table:style-name="ce8" office:value-type="string" calcext:value-type="string">
            <text:p>Permettre qu'un escalier d'issue extérieur et une passerelle au toit dépasse les 9 m autorisés </text:p>
          </table:table-cell>
          <table:table-cell table:style-name="ce2" office:value-type="string" calcext:value-type="string">
            <text:p>Hôpital Catherine Booth, situé au 4400, avenue Walkley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12 170359 </text:p>
            <text:p>10 octobre 2012 1120415008</text:p>
          </table:table-cell>
          <table:table-cell table:style-name="ce8" office:value-type="string" calcext:value-type="string">
            <text:p>Construction d’une mezzanine et d’un escalier sur le toit d’un bâtiment résidentiel</text:p>
          </table:table-cell>
          <table:table-cell table:style-name="ce2" office:value-type="string" calcext:value-type="string">
            <text:p>3300, boul. Cavendish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A12 170388</text:p>
            <text:p>5 novembre 2012 </text:p>
            <text:p>1123779008</text:p>
          </table:table-cell>
          <table:table-cell table:style-name="ce8" office:value-type="string" calcext:value-type="string">
            <text:p>Dépassement hauteur autorisée permettant l’installation d’équipements mécaniques, de constructions hors toit, cheminées, antennes, évents et parapet</text:p>
          </table:table-cell>
          <table:table-cell table:style-name="ce2" office:value-type="string" calcext:value-type="string">
            <text:p>3755, chemin de la Côte-Sainte-Catherine</text:p>
            <text:p>Hôpital Général Juif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A12 170462 </text:p>
            <text:p>3 décembre 2012 </text:p>
            <text:p>1120415014</text:p>
          </table:table-cell>
          <table:table-cell table:style-name="ce8" office:value-type="string" calcext:value-type="string">
            <text:p>Dérogation à la hauteur de la clôture afin de permettre l’installation d’une clôture de plus de 90 cm dans une cour avant d’un bâtiment résidentiel </text:p>
          </table:table-cell>
          <table:table-cell table:style-name="ce2" office:value-type="string" calcext:value-type="string">
            <text:p>Lot 2 650 67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A13 170014</text:p>
            <text:p>14 janvier 2013 </text:p>
            <text:p>1120415021</text:p>
          </table:table-cell>
          <table:table-cell table:style-name="ce8" office:value-type="string" calcext:value-type="string">
            <text:p>Dérogation à l’alignement de construction du bâtiment sur Ellendale</text:p>
          </table:table-cell>
          <table:table-cell table:style-name="ce2" office:value-type="string" calcext:value-type="string">
            <text:p>3175, chemin Côte-Ste-Catherine – Hôpital Ste-Justi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A13 170015</text:p>
            <text:p>14 janvier 2013</text:p>
            <text:p>1120415020</text:p>
          </table:table-cell>
          <table:table-cell table:style-name="ce8" office:value-type="string" calcext:value-type="string">
            <text:p>Dérogation à la hauteur des dépassements autorisés et à l’implantation des murs avant, latéraux et arrière autorisés par la résolution CA11 170071 (PP-52)</text:p>
          </table:table-cell>
          <table:table-cell table:style-name="ce2" office:value-type="string" calcext:value-type="string">
            <text:p>4901, rue Jean-Talon Ouest 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A13 170016</text:p>
            <text:p>14 janvier 2013</text:p>
            <text:p>1126194001</text:p>
          </table:table-cell>
          <table:table-cell table:style-name="ce8" office:value-type="string" calcext:value-type="string">
            <text:p>Dérogation à la hauteur minimale, au taux d’implantation maximal et aux conditions d’agrandissement</text:p>
          </table:table-cell>
          <table:table-cell table:style-name="ce2" office:value-type="string" calcext:value-type="string">
            <text:p>4400, avenue Walkley – Hôpital Catherine Booth 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A13 170127</text:p>
            <text:p>3 avril 2013</text:p>
            <text:p>1120691001</text:p>
          </table:table-cell>
          <table:table-cell table:style-name="ce8" office:value-type="string" calcext:value-type="string">
            <text:p>Dérogation au taux d'implantation maximal afin de permettre deux agrandissements au bâtiment </text:p>
          </table:table-cell>
          <table:table-cell table:style-name="ce2" office:value-type="string" calcext:value-type="string">
            <text:p>5151, chemin de la Côte-Sainte-Catheri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A13 170128</text:p>
            <text:p>3 avril 2013</text:p>
            <text:p>1133779004</text:p>
          </table:table-cell>
          <table:table-cell table:style-name="ce8" office:value-type="string" calcext:value-type="string">
            <text:p>Dérogation à la construction d'un nouveau bâtiment sur le lot 2 604 011, afin de permettre un taux d'implantation de 43 %</text:p>
          </table:table-cell>
          <table:table-cell table:style-name="ce2" office:value-type="string" calcext:value-type="string">
            <text:p>4310, avenue de Kensington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A13 170166</text:p>
            <text:p>6 mai 2013</text:p>
            <text:p>1131378002</text:p>
          </table:table-cell>
          <table:table-cell table:style-name="ce8" office:value-type="string" calcext:value-type="string">
            <text:p>Dérogation à l’implantation d’une piscine et de sa terrasse en cour avant</text:p>
          </table:table-cell>
          <table:table-cell table:style-name="ce2" office:value-type="string" calcext:value-type="string">
            <text:p>7481, rue Mount 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A13 170167</text:p>
            <text:p>6 mai 2013</text:p>
            <text:p>1133779006</text:p>
          </table:table-cell>
          <table:table-cell table:style-name="ce8" office:value-type="string" calcext:value-type="string">
            <text:p>Dérogation aux marges latérales et arrière pour les lots projetés et au taux d’implantation </text:p>
          </table:table-cell>
          <table:table-cell table:style-name="ce2" office:value-type="string" calcext:value-type="string">
            <text:p>6225, avenue Godfrey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A13 170168</text:p>
            <text:p>6 mai 2013</text:p>
            <text:p>1130415003</text:p>
          </table:table-cell>
          <table:table-cell table:style-name="ce8" office:value-type="string" calcext:value-type="string">
            <text:p>Dérogation à l’emplacement d’un équipement mécanique de type transformateur sur socle</text:p>
          </table:table-cell>
          <table:table-cell table:style-name="ce2" office:value-type="string" calcext:value-type="string">
            <text:p>5055-5059, rue Paré 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A13 170256 </text:p>
            <text:p>25 juin 2013 </text:p>
            <text:p>1133779009</text:p>
          </table:table-cell>
          <table:table-cell table:style-name="ce8" office:value-type="string" calcext:value-type="string">
            <text:p>Dérogation au retrait minimal à respecter par rapport à une façade pour l’installation d’un écran de toit</text:p>
          </table:table-cell>
          <table:table-cell table:style-name="ce2" office:value-type="string" calcext:value-type="string">
            <text:p>3745, rue Jean-Brillant (Centre hospitalier St-Mary) 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A13 170257 </text:p>
            <text:p>25 juin 2013 </text:p>
            <text:p>1133779008</text:p>
          </table:table-cell>
          <table:table-cell table:style-name="ce8" office:value-type="string" calcext:value-type="string">
            <text:p>Dérogation à la marge latérale </text:p>
          </table:table-cell>
          <table:table-cell table:style-name="ce2" office:value-type="string" calcext:value-type="string">
            <text:p>4740, avenue Meridian 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A13 170294</text:p>
            <text:p>12 août 2013 </text:p>
            <text:p>1131378003</text:p>
          </table:table-cell>
          <table:table-cell table:style-name="ce8" office:value-type="string" calcext:value-type="string">
            <text:p>Dérogation à la proportion de la façade construite à l’alignement de construction autorisé pour permettre la construction d’une mezzanine sur le toit</text:p>
          </table:table-cell>
          <table:table-cell table:style-name="ce2" office:value-type="string" calcext:value-type="string">
            <text:p>4193, avenue Harvard 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A13 170339</text:p>
            <text:p>3 septembre 2013 </text:p>
            <text:p>1133779010</text:p>
          </table:table-cell>
          <table:table-cell table:style-name="ce8" office:value-type="string" calcext:value-type="string">
            <text:p>Dérogation à la superficie d’une façade afin de permettre l’agrandissement du bâtiment</text:p>
          </table:table-cell>
          <table:table-cell table:style-name="ce2" office:value-type="string" calcext:value-type="string">
            <text:p>7495, rue de Mulberry 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A13 170341</text:p>
            <text:p>3 septembre 2013 </text:p>
            <text:p>1133779011</text:p>
          </table:table-cell>
          <table:table-cell table:style-name="ce8" office:value-type="string" calcext:value-type="string">
            <text:p>Dérogation à l’installation d’appareils de climatisation ou thermopompes sur les balcons</text:p>
          </table:table-cell>
          <table:table-cell table:style-name="ce2" office:value-type="string" calcext:value-type="string">
            <text:p>6970, avenue Victoria 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A13 170410</text:p>
            <text:p>9 décembre 2013</text:p>
            <text:p>1130415007</text:p>
          </table:table-cell>
          <table:table-cell table:style-name="ce8" office:value-type="string" calcext:value-type="string">
            <text:p>Dérogation à l’apparence d’un nouveau bâtiment afin de permettre la construction du bâtiment</text:p>
          </table:table-cell>
          <table:table-cell table:style-name="ce2" office:value-type="string" calcext:value-type="string">
            <text:p>4970, place de la Sava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A14 170291 </text:p>
            <text:p>11 août 2014 </text:p>
            <text:p>1143779004 </text:p>
          </table:table-cell>
          <table:table-cell table:style-name="ce8" office:value-type="string" calcext:value-type="string">
            <text:p>Dérogation mineure à l'alignement de construction du bâtiment afin de permettre la construction d'une mezzanine</text:p>
          </table:table-cell>
          <table:table-cell table:style-name="ce2" office:value-type="string" calcext:value-type="string">
            <text:p>4586, avenue Hingston,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A14 170323 </text:p>
            <text:p>2 septembre 2014 </text:p>
            <text:p>1140415008 </text:p>
          </table:table-cell>
          <table:table-cell table:style-name="ce8" office:value-type="string" calcext:value-type="string">
            <text:p>Dérogation mineure à l’alignement de construction afin de permettre des travaux de réhabilitation complète sur les quatre façades du bâtiment </text:p>
          </table:table-cell>
          <table:table-cell table:style-name="ce2" office:value-type="string" calcext:value-type="string">
            <text:p>6767, chemin de la Côte-des-Neiges 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A14 <text:s/>170369 </text:p>
            <text:p>6 octobre 2014 </text:p>
            <text:p>1140415009 </text:p>
          </table:table-cell>
          <table:table-cell table:style-name="ce8" office:value-type="string" calcext:value-type="string">
            <text:p>Dérogation mineure à la hauteur de la clôture autorisée, afin de permettre l’installation d’une clôture de plus de 2 m sur une partie du terrain.</text:p>
          </table:table-cell>
          <table:table-cell table:style-name="ce2" office:value-type="string" calcext:value-type="string">
            <text:p>7475, boulevard Décarie 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A14 170406</text:p>
            <text:p>3 novembre 2014 </text:p>
            <text:p>1143779007</text:p>
          </table:table-cell>
          <table:table-cell table:style-name="ce8" office:value-type="string" calcext:value-type="string">
            <text:p>Dérogation mineure à la proportion de la façade construite à l’alignement de construction afin de permettre la construction d’une mezzanine sur le toit du bâtiment </text:p>
          </table:table-cell>
          <table:table-cell table:style-name="ce2" office:value-type="string" calcext:value-type="string">
            <text:p>5417-5419, place Grovehill 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A15 170014</text:p>
            <text:p>12 janvier 2015 </text:p>
            <text:p>1141462018</text:p>
          </table:table-cell>
          <table:table-cell table:style-name="ce8" office:value-type="string" calcext:value-type="string">
            <text:p>Dérogation mineure au taux d'implantation minimal prescrit afin de permettre une opération cadastrale visant à diviser l'immeuble située aux 4901-4903, avenue Van Horne en deux propriétés distinctes</text:p>
          </table:table-cell>
          <table:table-cell table:style-name="ce2" office:value-type="string" calcext:value-type="string">
            <text:p>4901-4903, avenue Van Horne/ dérogation corrigée à la séance du 16 mars 2015 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A15 170074</text:p>
            <text:p>16 mars 2015 </text:p>
            <text:p>1141462018</text:p>
          </table:table-cell>
          <table:table-cell table:style-name="ce8" office:value-type="string" calcext:value-type="string">
            <text:p>Dérogation mineure au taux d’implantation minimal prescrit par l’article 40 afin de permettre une opération cadastrale visant à diviser l’immeuble </text:p>
          </table:table-cell>
          <table:table-cell table:style-name="ce2" office:value-type="string" calcext:value-type="string">
            <text:p>4901-4903, avenue Van Horne</text:p>
          </table:table-cell>
          <table:table-cell table:number-columns-repeated="1021"/>
        </table:table-row>
        <table:table-row table:style-name="ro4">
          <table:table-cell table:style-name="ce2" office:value-type="string" calcext:value-type="string">
            <text:p>CA15 170172</text:p>
            <text:p>1er juin 2015 </text:p>
            <text:p>1154814009</text:p>
          </table:table-cell>
          <table:table-cell table:style-name="ce8" office:value-type="string" calcext:value-type="string">
            <text:p>Dérogation mineure à la hauteur de la clôture autorisée par l'article 6, paragraphe 1°, du Règlement sur les clôtures et les haies à l’égard de l’arrondissement de Côte-des-Neiges—Notre-Dame-de-Grâce (R.R.V.M., c. C-5), afin de permettre l'installation d'une clôture pouvant atteindre une hauteur de 3,5 mètres en cour avant du bâtiment situé au 4245, boulevard Décarie</text:p>
          </table:table-cell>
          <table:table-cell table:style-name="ce2" office:value-type="string" calcext:value-type="string">
            <text:p>4245, boulevard Décarie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A15 170173</text:p>
            <text:p>1er juin 2015</text:p>
            <text:p>1154814008 </text:p>
          </table:table-cell>
          <table:table-cell table:style-name="ce8" office:value-type="string" calcext:value-type="string">
            <text:p>Dérogation mineure à un équipement mécanique prescrit par l'article 85 du Règlement d'urbanisme de l'arrondissement de Côte-des-Neiges—Notre-Dame-de-Grâce (01-276), afin de permettre la présence de conduits électriques en façade du bâtiment situé au 5405, boulevard Décarie</text:p>
          </table:table-cell>
          <table:table-cell table:style-name="ce2" office:value-type="string" calcext:value-type="string">
            <text:p>5405, boulevard Décari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A15 170211</text:p>
            <text:p>22 juin 2015</text:p>
            <text:p>1153779001</text:p>
          </table:table-cell>
          <table:table-cell table:style-name="ce8" office:value-type="string" calcext:value-type="string">
            <text:p>Dérogation mineure à l’alignement de construction du bâtiment afin de permettre la construction d’un vestibule d’entrée qui fait saillie de plus de 1,5 m devant l’alignement de construction établi.</text:p>
          </table:table-cell>
          <table:table-cell table:style-name="ce2" office:value-type="string" calcext:value-type="string">
            <text:p>6875, boulevard Décari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A16 170142</text:p>
            <text:p>2 mai 2016 </text:p>
            <text:p>1166826005 </text:p>
          </table:table-cell>
          <table:table-cell table:style-name="ce8" office:value-type="string" calcext:value-type="string">
            <text:p>Dérogation mineure permettant l’ajout d’une mezzanine sur le toit du bâtiment, et ce malgré l’article 52 du Règlement d’urbanisme de l’arrondissement de Côte-des-Neiges-Notre-Dame-de-Grâce (01-276) </text:p>
          </table:table-cell>
          <table:table-cell table:style-name="ce2" office:value-type="string" calcext:value-type="string">
            <text:p>4148-4152, avenue Marcil 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A16 170233</text:p>
            <text:p>8 août 2016 </text:p>
            <text:p>1163779002</text:p>
          </table:table-cell>
          <table:table-cell table:style-name="ce8" office:value-type="string" calcext:value-type="string">
            <text:p>Dérogation mineure à la construction d’une dépendance sur le mur du bâtiment </text:p>
          </table:table-cell>
          <table:table-cell table:style-name="ce2" office:value-type="string" calcext:value-type="string">
            <text:p>6316-6320, chemin de la Côte-des-Neiges 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A16 170287</text:p>
            <text:p>5 octobre 2016 </text:p>
            <text:p>1161462002</text:p>
          </table:table-cell>
          <table:table-cell table:style-name="ce8" office:value-type="string" calcext:value-type="string">
            <text:p>Dérogation mineure à l’alignement de construction et à la distance minimale requise entre deux voies d’accès à un stationnement </text:p>
          </table:table-cell>
          <table:table-cell table:style-name="ce2" office:value-type="string" calcext:value-type="string">
            <text:p>6255-6257, chemin Deacon 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A17 170021</text:p>
            <text:p>16 janvier 2017 </text:p>
            <text:p>1163779006</text:p>
          </table:table-cell>
          <table:table-cell table:style-name="ce8" office:value-type="string" calcext:value-type="string">
            <text:p>Dérogation mineure afin de permettre 2 unités de chargement (une de grande dimension et une de petite dimension) et d'effectuer les manoeuvres pour rejoindre les unités de chargement sur le domaine public</text:p>
          </table:table-cell>
          <table:table-cell table:style-name="ce2" office:value-type="string" calcext:value-type="string">
            <text:p>3530, rue Jean-Talon Ouest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A17 170114</text:p>
            <text:p>13 avril 2017</text:p>
            <text:p>1173558001</text:p>
          </table:table-cell>
          <table:table-cell table:style-name="ce8" office:value-type="string" calcext:value-type="string">
            <text:p>Dérogation mineure à la hauteur du rez-de-chaussée pour la construction d'un bâtiment sur le lot 3 322 597 (rue de Terrebonne), afin de permettre d'établir le plancher du rez-de-chaussée sous le niveau du trottoir.</text:p>
          </table:table-cell>
          <table:table-cell table:style-name="ce2" office:value-type="string" calcext:value-type="string">
            <text:p>lot 3 322 597</text:p>
            <text:p>(rue de Terrebonne)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A17 170145</text:p>
            <text:p>1 mai 2017 </text:p>
            <text:p>1161462001</text:p>
          </table:table-cell>
          <table:table-cell table:style-name="ce8" office:value-type="string" calcext:value-type="string">
            <text:p>Dérogation mineure pour l’aménagement d’un terrain de jeux accessoire dans chacune des deux cours avant d’une garderie à construire sur le lot 2 173 329 situé à l’intersection nord-ouest des avenues Ellendale et McShane</text:p>
          </table:table-cell>
          <table:table-cell table:style-name="ce2" office:value-type="string" calcext:value-type="string">
            <text:p>CPE Hôpital Sainte-Justine 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A17 170252</text:p>
            <text:p>14 août 2017 </text:p>
            <text:p>1173558033</text:p>
          </table:table-cell>
          <table:table-cell table:style-name="ce8" office:value-type="string" calcext:value-type="string">
            <text:p>Dérogation mineure à la hauteur pour l’unité de chargement et la voie d’accès pour l’aménagement d’une unité de chargement.</text:p>
          </table:table-cell>
          <table:table-cell table:style-name="ce2" office:value-type="string" calcext:value-type="string">
            <text:p>5851, rue Sherbrooke Ouest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A18 170156 </text:p>
            <text:p>4 juin 2018 </text:p>
            <text:p>1183558018</text:p>
          </table:table-cell>
          <table:table-cell table:style-name="ce8" office:value-type="string" calcext:value-type="string">
            <text:p>Dérogation mineure relative à la hauteur du bâtiment</text:p>
          </table:table-cell>
          <table:table-cell table:style-name="ce2" office:value-type="string" calcext:value-type="string">
            <text:p>6316–6332, chemin de la Côte-des-Neige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A18 170192</text:p>
            <text:p>26 juin 2018 </text:p>
            <text:p>1183558021</text:p>
          </table:table-cell>
          <table:table-cell table:style-name="ce8" office:value-type="string" calcext:value-type="string">
            <text:p>Dérogation mineure bâtiment afin de permettre à ce que la dépendance que représente le garage, soit attachée au mur du bâtiment principal,</text:p>
          </table:table-cell>
          <table:table-cell table:style-name="ce2" office:value-type="string" calcext:value-type="string">
            <text:p>4775, avenue Roslyn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A18 170223 </text:p>
            <text:p>13 août 2018 </text:p>
            <text:p>1183558033</text:p>
          </table:table-cell>
          <table:table-cell table:style-name="ce8" office:value-type="string" calcext:value-type="string">
            <text:p>Dérogation mineure relative au nombre minimal d’unités de stationnement pour vélo requis pour le bâtiment.</text:p>
          </table:table-cell>
          <table:table-cell table:style-name="ce2" office:value-type="string" calcext:value-type="string">
            <text:p>4980, rue Buchan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A18 170224 </text:p>
            <text:p>13 août 2018 </text:p>
            <text:p>1183558038</text:p>
          </table:table-cell>
          <table:table-cell table:style-name="ce8" office:value-type="string" calcext:value-type="string">
            <text:p>Dérogation mineure afin de régulariser la localisation d’une piscine creusée.</text:p>
          </table:table-cell>
          <table:table-cell table:style-name="ce2" office:value-type="string" calcext:value-type="string">
            <text:p>4134, avenue Old Orchard 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A19 170030 </text:p>
            <text:p>4 février 2019 </text:p>
            <text:p>1183558056</text:p>
          </table:table-cell>
          <table:table-cell table:style-name="ce8" office:value-type="string" calcext:value-type="string">
            <text:p>Dérogation mineure relative au taux d’implantation</text:p>
          </table:table-cell>
          <table:table-cell table:style-name="ce2" office:value-type="string" calcext:value-type="string">
            <text:p>5575, rue Saint-Jacques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<text:span text:style-name="T1">CA19 170177 </text:span></text:p>
            <text:p><text:span text:style-name="T1">3 juin 2019 </text:span></text:p>
            <text:p><text:span text:style-name="T1">1193558025 </text:span></text:p>
          </table:table-cell>
          <table:table-cell table:style-name="ce9" office:value-type="string" calcext:value-type="string">
            <text:p>Dérogation mineure relative à la largeur minimale autorisée pour un bâtiment à construire </text:p>
          </table:table-cell>
          <table:table-cell table:style-name="ce15" office:value-type="string" calcext:value-type="string">
            <text:p>4847 chemin de la Côte-Saint-Luc</text:p>
          </table:table-cell>
          <table:table-cell table:style-name="ce19" table:number-columns-repeated="1021"/>
        </table:table-row>
        <table:table-row table:style-name="ro2">
          <table:table-cell table:style-name="ce4" office:value-type="string" calcext:value-type="string">
            <text:p><text:span text:style-name="T1">CA19 170206 </text:span></text:p>
            <text:p><text:span text:style-name="T1">25 juin 2019 </text:span></text:p>
            <text:p><text:span text:style-name="T1">1193558031</text:span></text:p>
          </table:table-cell>
          <table:table-cell table:style-name="ce10" office:value-type="string" calcext:value-type="string">
            <text:p>Dérogation mineure relative à une construction hors toit </text:p>
          </table:table-cell>
          <table:table-cell table:style-name="ce3" office:value-type="string" calcext:value-type="string">
            <text:p><text:span text:style-name="T10">5223-5227, boulevard Décarie</text:span></text:p>
            <text:p><text:span text:style-name="T10">(Cinéma Snowdon)</text:span></text:p>
          </table:table-cell>
          <table:table-cell table:style-name="ce19" table:number-columns-repeated="1021"/>
        </table:table-row>
        <table:table-row table:style-name="ro5">
          <table:table-cell table:style-name="ce2" office:value-type="string" calcext:value-type="string">
            <text:p><text:span text:style-name="T2">CA19 170264 </text:span></text:p>
            <text:p><text:span text:style-name="T2">7 octobre 2019 </text:span></text:p>
            <text:p><text:span text:style-name="T2">1193558054</text:span></text:p>
          </table:table-cell>
          <table:table-cell table:style-name="ce8" office:value-type="string" calcext:value-type="string">
            <text:p><text:span text:style-name="T5">Dérogation mineure relative à un empiètement de 0,24 m dans la marge latérale</text:span></text:p>
            <text:p/>
          </table:table-cell>
          <table:table-cell table:style-name="ce16" office:value-type="string" calcext:value-type="string">
            <text:p>3838, avenue Old Orchard </text:p>
          </table:table-cell>
          <table:table-cell table:number-columns-repeated="1021"/>
        </table:table-row>
        <table:table-row table:style-name="ro5">
          <table:table-cell table:style-name="ce2" office:value-type="string" calcext:value-type="string">
            <text:p><text:span text:style-name="T2">CA20 170026 </text:span></text:p>
            <text:p><text:span text:style-name="T2">3 février 2020</text:span></text:p>
            <text:p><text:span text:style-name="T2">1203558002</text:span></text:p>
          </table:table-cell>
          <table:table-cell table:style-name="ce11" office:value-type="string" calcext:value-type="string">
            <text:p><text:span text:style-name="T6">Dérogation mineure relative à l’installation d’un équipement mécanique en façade avant sur la rue Légaré.</text:span></text:p>
          </table:table-cell>
          <table:table-cell table:style-name="ce17" office:value-type="string" calcext:value-type="string">
            <text:p><text:span text:style-name="T6">3911-3919, avenue Van Horne</text:span></text:p>
          </table:table-cell>
          <table:table-cell table:number-columns-repeated="1021"/>
        </table:table-row>
        <table:table-row table:style-name="ro6">
          <table:table-cell table:style-name="ce5" office:value-type="string" calcext:value-type="string">
            <text:p>CA20 170230 </text:p>
            <text:p>8 septembre 2020 </text:p>
            <text:p>1203558024</text:p>
          </table:table-cell>
          <table:table-cell table:style-name="ce12" office:value-type="string" calcext:value-type="string">
            <text:p>Dérogation mineure relative à la création de deux lots d’une superficie inférieure à 20% de la superficie moyenne des lots constructibles du même côté de rue.</text:p>
            <text:p/>
          </table:table-cell>
          <table:table-cell table:style-name="ce18" office:value-type="string" calcext:value-type="string">
            <text:p>4101-4103, avenue Old Orchard</text:p>
          </table:table-cell>
          <table:table-cell table:number-columns-repeated="1021"/>
        </table:table-row>
        <table:table-row table:style-name="ro5">
          <table:table-cell table:style-name="ce5" office:value-type="string" calcext:value-type="string">
            <text:p>CA21 170062 </text:p>
            <text:p>8 mars 2021 </text:p>
            <text:p>1213558001</text:p>
          </table:table-cell>
          <table:table-cell table:style-name="ce12" office:value-type="string" calcext:value-type="string">
            <text:p>Dérogation mineure au recul minimum, par rapport à la façade du bâtiment, d’une construction hors-toit autorisé.</text:p>
          </table:table-cell>
          <table:table-cell table:style-name="ce18" office:value-type="string" calcext:value-type="string">
            <text:p>5713, chemin de la Côte-des-Neiges </text:p>
          </table:table-cell>
          <table:table-cell table:number-columns-repeated="1021"/>
        </table:table-row>
        <table:table-row table:style-name="ro5">
          <table:table-cell table:style-name="ce5" office:value-type="string" calcext:value-type="string">
            <text:p>CA21 170142 </text:p>
            <text:p>3 mai 2021 </text:p>
            <text:p>1213558018</text:p>
          </table:table-cell>
          <table:table-cell table:style-name="ce12" office:value-type="string" calcext:value-type="string">
            <text:p>Dérogation mineure afin de permettre le recouvrement d’une voie d’accès en pierre concassée</text:p>
          </table:table-cell>
          <table:table-cell table:style-name="ce18" office:value-type="string" calcext:value-type="string">
            <text:p>Lot 3 015 821, voisin du 4855, avenue de Kensington </text:p>
          </table:table-cell>
          <table:table-cell table:number-columns-repeated="1021"/>
        </table:table-row>
        <table:table-row table:style-name="ro5">
          <table:table-cell table:style-name="ce2" office:value-type="string" calcext:value-type="string">
            <text:p><text:span text:style-name="T3">CA21 170229 </text:span></text:p>
            <text:p><text:span text:style-name="T3">16 août 2021 </text:span></text:p>
            <text:p><text:span text:style-name="T3">1216290007</text:span></text:p>
          </table:table-cell>
          <table:table-cell table:style-name="ce11" office:value-type="string" calcext:value-type="string">
            <text:p>Dérogation mineure à l’aménagement d’une voie d’accès desservant une aire de stationnement, d’une unité de stationnement pour vélo et à une voie de circulation desservant un stationnement pour vélo</text:p>
          </table:table-cell>
          <table:table-cell table:style-name="ce17" office:value-type="string" calcext:value-type="string">
            <text:p>5005, rue Jean-Talon Ouest </text:p>
          </table:table-cell>
          <table:table-cell table:number-columns-repeated="1021"/>
        </table:table-row>
        <table:table-row table:style-name="ro5">
          <table:table-cell table:style-name="ce6" office:value-type="string" calcext:value-type="string">
            <text:p><text:span text:style-name="T4">CA21 170261</text:span></text:p>
            <text:p><text:span text:style-name="T4">13 septembre 2021 </text:span></text:p>
            <text:p><text:span text:style-name="T4">1216290018 </text:span></text:p>
          </table:table-cell>
          <table:table-cell table:style-name="ce13" office:value-type="string" calcext:value-type="string">
            <text:p><text:span text:style-name="T7">Dérogation mineure relative</text:span><text:span text:style-name="T8"> </text:span><text:span text:style-name="T7">à la largeur d'une voie d'accès menant à une aire de stationnement pour le bâtiment projeté sur le lot 6 378 483</text:span></text:p>
          </table:table-cell>
          <table:table-cell table:style-name="ce17" office:value-type="string" calcext:value-type="string">
            <text:p><text:span text:style-name="T9">2174-2180, avenue de Clifton</text:span></text:p>
          </table:table-cell>
          <table:table-cell table:number-columns-repeated="1021"/>
        </table:table-row>
        <table:table-row table:style-name="ro5">
          <table:table-cell table:style-name="ce2" office:value-type="string" calcext:value-type="string">
            <text:p><text:span text:style-name="T3">CA21 170262</text:span></text:p>
            <text:p><text:span text:style-name="T3">13 septembre 2021 </text:span></text:p>
            <text:p><text:span text:style-name="T3">1216290017</text:span></text:p>
          </table:table-cell>
          <table:table-cell table:style-name="ce13" office:value-type="string" calcext:value-type="string">
            <text:p><text:span text:style-name="T7">Dérogation mineure relative</text:span><text:span text:style-name="T8"> </text:span><text:span text:style-name="T7">à la largeur d'une voie d'accès menant à une aire de stationnement et à la localisation de sa porte de garage par rapport à la limite de terrain pour le bâtiment projeté sur le lot 2 606 886 </text:span></text:p>
          </table:table-cell>
          <table:table-cell table:style-name="ce17" office:value-type="string" calcext:value-type="string">
            <text:p><text:span text:style-name="T9">6035-6045, boulevard de Maisonneuve Ouest </text:span></text:p>
          </table:table-cell>
          <table:table-cell table:number-columns-repeated="1021"/>
        </table:table-row>
        <table:table-row table:style-name="ro5">
          <table:table-cell table:style-name="ce2" office:value-type="string" calcext:value-type="string">
            <text:p><text:span text:style-name="T3">CA21 170308 </text:span></text:p>
            <text:p><text:span text:style-name="T3">6 décembre 2021</text:span></text:p>
            <text:p><text:span text:style-name="T3">1216290023</text:span></text:p>
          </table:table-cell>
          <table:table-cell table:style-name="ce11" office:value-type="string" calcext:value-type="string">
            <text:p>Dérogation mineure relative  à la marge latérale du bâtiment situé au 4315, avenue de Courtrai.</text:p>
          </table:table-cell>
          <table:table-cell table:style-name="ce17" office:value-type="string" calcext:value-type="string">
            <text:p>4315, avenue de Courtrai.</text:p>
          </table:table-cell>
          <table:table-cell table:number-columns-repeated="1021"/>
        </table:table-row>
        <table:table-row table:style-name="ro5">
          <table:table-cell table:style-name="ce2" office:value-type="string" calcext:value-type="string">
            <text:p><text:span text:style-name="T3">CA21 170309</text:span></text:p>
            <text:p><text:span text:style-name="T3">6 décembre 2021 </text:span></text:p>
            <text:p><text:span text:style-name="T3">1216290028</text:span></text:p>
          </table:table-cell>
          <table:table-cell table:style-name="ce11" office:value-type="string" calcext:value-type="string">
            <text:p><text:span text:style-name="T9">Dérogation mineure relative à la largeur d'une voie d'accès menant <text:s/>à une aire de stationnement pour le bâtiment projeté sur le lot 6 405 019  du Cadastre du Québec (2161-2167, 2175, et 2177 avenue de Melrose).</text:span></text:p>
          </table:table-cell>
          <table:table-cell table:style-name="ce17" office:value-type="string" calcext:value-type="string">
            <text:p><text:span text:style-name="T9">2161-2167, 2175, et 2177 avenue de Melrose</text:span></text:p>
          </table:table-cell>
          <table:table-cell table:number-columns-repeated="1021"/>
        </table:table-row>
        <table:table-row table:style-name="ro5">
          <table:table-cell table:style-name="ce2" office:value-type="string" calcext:value-type="string">
            <text:p><text:span text:style-name="T3">CA22 170022 </text:span></text:p>
            <text:p><text:span text:style-name="T3">7 février 2022 </text:span></text:p>
            <text:p><text:span text:style-name="T3">1216290042 </text:span></text:p>
          </table:table-cell>
          <table:table-cell table:style-name="ce11" office:value-type="string" calcext:value-type="string">
            <text:p><text:span text:style-name="T9">Dérogation mineure relative à l’alignement de construction pour le bâtiment résidentiel projeté sur le lot 2 606 886 du cadastre du Québec (6035-6045, Boul de Maisonneuve Ouest)</text:span></text:p>
          </table:table-cell>
          <table:table-cell table:style-name="ce17" office:value-type="string" calcext:value-type="string">
            <text:p><text:span text:style-name="T9">6035-6045, Boul de Maisonneuve Ouest</text:span></text:p>
          </table:table-cell>
          <table:table-cell table:number-columns-repeated="1021"/>
        </table:table-row>
        <table:table-row table:style-name="ro7" table:number-rows-repeated="1048462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07">00/00/0000</text:date>, <text:time style:data-style-name="N2" text:time-value="0000-00-00T00:00:01.3352723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Windows_x86 LibreOffice_project/70feb7d99726f064edab4605a8ab840c50ec57a</meta:generator>
    <dc:date>2022-04-07T14:21:22.262000000</dc:date>
    <meta:editing-duration>P0D</meta:editing-duration>
    <meta:editing-cycles>3</meta:editing-cycles>
    <meta:document-statistic meta:table-count="1" meta:cell-count="339" meta:object-count="0"/>
  </office:meta>
</office:document-meta>
</file>